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style:text-underline-style="none" fo:font-weight="bold" style:font-size-asian="10.5pt" style:font-weight-asian="normal" style:font-size-complex="12pt" style:font-weight-complex="normal"/>
    </style:style>
    <style:style style:name="T1" style:family="text">
      <style:text-properties style:text-line-through-style="none" style:font-name="Arial" fo:font-size="11.25pt" fo:font-weight="normal" style:text-blinking="false" fo:background-color="transparent"/>
    </style:style>
    <style:style style:name="T2" style:family="text">
      <style:text-properties style:font-name="Arial" fo:font-size="11.25pt" style:text-underline-style="solid" style:text-underline-width="auto" style:text-underline-color="font-color" fo:font-weight="normal"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Bericht Sprint 2</text:p>
      <text:p text:style-name="P4"/>
      <text:p text:style-name="P1">Datum:<text:tab/><text:tab/>10.08.2012</text:p>
      <text:p text:style-name="P1">Rolle:<text:tab/><text:tab/><text:tab/>Developer Model</text:p>
      <text:p text:style-name="P1">Name:<text:tab/><text:tab/><text:tab/>Christian Eppler</text:p>
      <text:p text:style-name="P1"/>
      <text:p text:style-name="P1"/>
      <text:p text:style-name="P1"/>
      <text:p text:style-name="P6"><text:bookmark text:name="internal-source-marker_0.3676403898280114"/><text:span text:style-name="T2">Technischer Review:</text:span><text:line-break/><text:line-break/><text:span text:style-name="T1">Erstellen einer Daten und Rechte Verwaltung.</text:span><text:line-break/><text:line-break/><text:span text:style-name="T2">Team</text:span><text:line-break/><text:line-break/><text:span text:style-name="T1">Durch die verbesserte Aufgabenverteilung war die Arbeit im 2ten Sprint wessendich besser im Team zu erledigen.</text:span><text:line-break/><text:line-break/><text:span text:style-name="T2">Vorgaben</text:span><text:line-break/><text:line-break/><text:span text:style-name="T1">Es entstand öfters Klärungbedarf wie die Rechtevergabe realisiert werden sollte.</text:span><text:line-break/><text:line-break/><text:span text:style-name="T2">Tools</text:span><text:line-break/><text:line-break/><text:span text:style-name="T1">Die Arbeit mit dem Framework ging inzwischen leichter von statten und es gab auch keine weiteren groß zu erwähnenden Störfälle mit den verwendeten Hilfsmitteln.</text:span><text:line-break/><text:line-break/><text:line-break/><text:span text:style-name="T2">Sonstiges</text:span><text:line-break/><text:line-break/><text:span text:style-name="T1">Die Kommunikation hatte sich teilweiße verbessert wenngleich sie immernoch nicht perfekt und ohne Komplikationen von statten ging.</text:span>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10T00:22:37</meta:creation-date>
    <dc:date>2012-08-10T01:46:03</dc:date>
    <meta:editing-duration>PT21M38S</meta:editing-duration>
    <meta:editing-cycles>4</meta:editing-cycles>
    <meta:generator>LibreOffice/3.5$Linux_X86_64 LibreOffice_project/350m1$Build-2</meta:generator>
    <meta:document-statistic meta:table-count="0" meta:image-count="0" meta:object-count="0" meta:page-count="1" meta:paragraph-count="5" meta:word-count="90" meta:character-count="670" meta:non-whitespace-character-count="570"/>
  </office:meta>
</office:document-meta>
</file>